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7A000001F59F6F889877CD1430.png" manifest:media-type="image/png"/>
  <manifest:file-entry manifest:full-path="Pictures/100000000000029B00000177CA82A8ACA6F6EF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1" text:anchor-type="char" svg:width="17cm" svg:height="9.569cm" draw:z-index="0"><draw:image xlink:href="Pictures/100000000000037A000001F59F6F889877CD1430.png" xlink:type="simple" xlink:show="embed" xlink:actuate="onLoad" draw:mime-type="image/png"/></draw:frame><draw:frame draw:style-name="fr1" draw:name="Imagen2" text:anchor-type="char" svg:x="0.277cm" svg:y="13.123cm" svg:width="14.118cm" svg:height="7.938cm" draw:z-index="1"><draw:image xlink:href="Pictures/100000000000029B00000177CA82A8ACA6F6EF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9:11:17.756000000</meta:creation-date>
    <dc:date>2024-04-25T13:10:23.151000000</dc:date>
    <meta:editing-duration>PT1M4S</meta:editing-duration>
    <meta:editing-cycles>2</meta:editing-cycles>
    <meta:generator>LibreOffice/7.6.2.1$Windows_X86_64 LibreOffice_project/56f7684011345957bbf33a7ee678afaf4d2ba33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